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3cm"/>
    </style:style>
    <style:style style:name="co3" style:family="table-column">
      <style:table-column-properties fo:break-before="auto" style:column-width="2.7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office:value-type="string" calcext:value-type="string">
            <text:p>Länge</text:p>
          </table:table-cell>
          <table:table-cell office:value-type="string" calcext:value-type="string">
            <text:p>Höhendifferenz</text:p>
          </table:table-cell>
          <table:table-cell office:value-type="string" calcext:value-type="string">
            <text:p>Hochgerechnet</text:p>
          </table:table-cell>
          <table:table-cell office:value-type="string" calcext:value-type="string">
            <text:p>Ausnutzung</text:p>
          </table:table-cell>
          <table:table-cell office:value-type="string" calcext:value-type="string">
            <text:p>Winkel</text:p>
          </table:table-cell>
        </table:table-row>
        <table:table-row table:style-name="ro1">
          <table:table-cell office:value-type="string" calcext:value-type="string">
            <text:p>Platte</text:p>
          </table:table-cell>
          <table:table-cell office:value-type="float" office:value="300" calcext:value-type="float">
            <text:p>300</text:p>
          </table:table-cell>
          <table:table-cell table:formula="of:=(57-29.6)" office:value-type="float" office:value="27.4" calcext:value-type="float">
            <text:p>27.4</text:p>
          </table:table-cell>
          <table:table-cell table:formula="of:=[.C5]" office:value-type="float" office:value="27.4" calcext:value-type="float">
            <text:p>27.4</text:p>
          </table:table-cell>
          <table:table-cell office:value-type="float" office:value="1" calcext:value-type="float">
            <text:p>1</text:p>
          </table:table-cell>
          <table:table-cell table:formula="of:=ASIN([.C5]/[.B5])/PI()*180" office:value-type="float" office:value="5.2403174165097" calcext:value-type="float">
            <text:p>5.2403174165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table:formula="of:=[.C6]/[.B6]*[.B5]" office:value-type="float" office:value="7.5" calcext:value-type="float">
            <text:p>7.5</text:p>
          </table:table-cell>
          <table:table-cell table:formula="of:=[.D6]/[.C5]" office:value-type="float" office:value="0.273722627737226" calcext:value-type="float">
            <text:p>0.2737226277</text:p>
          </table:table-cell>
          <table:table-cell table:formula="of:=ASIN([.C6]/[.B6])/PI()*180" office:value-type="float" office:value="1.43254373756651" calcext:value-type="float">
            <text:p>1.4325437376</text:p>
          </table:table-cell>
        </table:table-row>
        <table:table-row table:style-name="ro1">
          <table:table-cell office:value-type="string" calcext:value-type="string">
            <text:p>Evil-sadness</text:p>
          </table:table-cell>
          <table:table-cell office:value-type="float" office:value="210" calcext:value-type="float">
            <text:p>210</text:p>
          </table:table-cell>
          <table:table-cell table:formula="of:=54-39" office:value-type="float" office:value="15" calcext:value-type="float">
            <text:p>15</text:p>
          </table:table-cell>
          <table:table-cell table:formula="of:=[.C7]/[.B7]*[.B5]" office:value-type="float" office:value="21.4285714285714" calcext:value-type="float">
            <text:p>21.4285714286</text:p>
          </table:table-cell>
          <table:table-cell table:formula="of:=[.D7]/[.C5]" office:value-type="float" office:value="0.782064650677789" calcext:value-type="float">
            <text:p>0.7820646507</text:p>
          </table:table-cell>
          <table:table-cell table:formula="of:=ASIN([.C7]/[.B7])/PI()*180" office:value-type="float" office:value="4.09604375815233" calcext:value-type="float">
            <text:p>4.0960437582</text:p>
          </table:table-cell>
        </table:table-row>
        <table:table-row table:style-name="ro1">
          <table:table-cell office:value-type="string" calcext:value-type="string">
            <text:p>eeemsi</text:p>
          </table:table-cell>
          <table:table-cell office:value-type="float" office:value="205" calcext:value-type="float">
            <text:p>205</text:p>
          </table:table-cell>
          <table:table-cell table:formula="of:=37-25" office:value-type="float" office:value="12" calcext:value-type="float">
            <text:p>12</text:p>
          </table:table-cell>
          <table:table-cell table:formula="of:=[.C8]/[.B8]*[.B5]" office:value-type="float" office:value="17.5609756097561" calcext:value-type="float">
            <text:p>17.5609756098</text:p>
          </table:table-cell>
          <table:table-cell table:formula="of:=[.D8]/[.C5]" office:value-type="float" office:value="0.640911518604237" calcext:value-type="float">
            <text:p>0.6409115186</text:p>
          </table:table-cell>
          <table:table-cell table:formula="of:=ASIN([.C8]/[.B8])/PI()*180" office:value-type="float" office:value="3.35581762177438" calcext:value-type="float">
            <text:p>3.35581762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5T02:00:11.224857727</meta:creation-date>
    <dc:date>2013-09-25T02:30:37.369699461</dc:date>
    <meta:editing-duration>PT29M1S</meta:editing-duration>
    <meta:editing-cycles>8</meta:editing-cycles>
    <meta:generator>LibreOffice/4.1.1.2$Linux_X86_64 LibreOffice_project/410m0$Build-2</meta:generator>
    <meta:document-statistic meta:table-count="1" meta:cell-count="29" meta:object-count="0"/>
  </office:meta>
</office:document-meta>
</file>